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margin-top="0in" fo:margin-bottom="0.1965in" fo:orphans="2" fo:widows="2"/>
    </style:style>
    <style:style style:name="T1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thea - Garcia / Hunter</text:p>
      <text:p text:style-name="P2"><text:span text:style-name="T1">Intro: <text:s text:c="2"/>Bm <text:s text:c="2"/>A <text:s text:c="2"/>E <text:s/>A <text:s text:c="4"/>Bm <text:s/>A <text:s/>E</text:span></text:p>
      <text:p text:style-name="P2"/>
      <text:p text:style-name="P1">Bm <text:s text:c="6"/>A <text:s text:c="9"/>E <text:s text:c="6"/>A <text:s text:c="4"/>(SN Bass <text:s/>F^G#-A-A#-B)</text:p>
      <text:p text:style-name="P1">I told Althea I was feeling lost</text:p>
      <text:p text:style-name="P1">Bm <text:s text:c="8"/>A <text:s text:c="5"/>E <text:s text:c="6"/>(SN Bass <text:s/>F^G#-A-A#-B)</text:p>
      <text:p text:style-name="P1">Lackin' in some direction</text:p>
      <text:p text:style-name="P1">Bm <text:s text:c="9"/>A <text:s text:c="6"/>E <text:s text:c="4"/>A <text:s text:c="9"/>(SN Bass <text:s/>F^G#-A-A#-B)</text:p>
      <text:p text:style-name="P1">Althea told me upon scrutiny that my</text:p>
      <text:p text:style-name="P1">Bm <text:s text:c="8"/>A <text:s text:c="7"/>E <text:s text:c="6"/>(SN Bass <text:s/>E-F#-G#-A)</text:p>
      <text:p text:style-name="P1">Back might need protection</text:p>
      <text:p text:style-name="P1">A <text:s text:c="17"/>C#m</text:p>
      <text:p text:style-name="P1">I told Althea that treachery</text:p>
      <text:p text:style-name="P1">D <text:s text:c="23"/>A</text:p>
      <text:p text:style-name="P1">Was tearin' me limb from limb</text:p>
      <text:p text:style-name="P1">C#m <text:s text:c="17"/>E <text:s text:c="11"/>(SN Bass <text:s/>F^G#-A-A#-B)</text:p>
      <text:p text:style-name="P1">Althea told me, now, cool down boy</text:p>
      <text:p text:style-name="P1">Bm <text:s text:c="10"/>A <text:s text:c="3"/>E</text:p>
      <text:p text:style-name="P1">Settle back, easy Jim</text:p>
      <text:p text:style-name="P2"/>
      <text:p text:style-name="P1">You may be Saturday's child all alone</text:p>
      <text:p text:style-name="P1">Movin' with tinge of grace</text:p>
      <text:p text:style-name="P1">You may be a clown in the burying ground</text:p>
      <text:p text:style-name="P1">Or just another pretty face</text:p>
      <text:p text:style-name="P1">You my be the fate of Ophelia</text:p>
      <text:p text:style-name="P1">Sleepin' and perchance to dream</text:p>
      <text:p text:style-name="P1">Honest to the point of recklessness</text:p>
      <text:p text:style-name="P1">Self-centered in the extreme</text:p>
      <text:p text:style-name="P2"/>
      <text:p text:style-name="P2"/>
      <text:p text:style-name="P1">Ain't nobody messin' with you but you</text:p>
      <text:p text:style-name="P1">Your friends are getting most concerned</text:p>
      <text:p text:style-name="P1">Loose with the truth baby, it's your fire</text:p>
      <text:p text:style-name="P1">Baby, I hope you don't get burned</text:p>
      <text:p text:style-name="P1">When the smoke has cleared she said,</text:p>
      <text:p text:style-name="P1">That's what she said to me</text:p>
      <text:p text:style-name="P1">Gonna want a bed to lay your head</text:p>
      <text:p text:style-name="P1">And a little sympathy</text:p>
      <text:p text:style-name="P2"/>
      <text:p text:style-name="P1">D <text:s text:c="19"/>G <text:s text:c="11"/>(SN Bass <text:s/>G-F#-F-E)</text:p>
      <text:p text:style-name="P1">There are things you can replace</text:p>
      <text:p text:style-name="P1">E</text:p>
      <text:p text:style-name="P1">And others you can not</text:p>
      <text:p text:style-name="P1">D <text:s text:c="19"/>G <text:s text:c="16"/>(SN Bass <text:s/>G-F#-F-E)</text:p>
      <text:p text:style-name="P1">The time has come to weigh those things</text:p>
      <text:p text:style-name="P1">E <text:s text:c="24"/>(SN Bass <text:s/>F^G#-A-A#-B)</text:p>
      <text:p text:style-name="P1">This space is getting hot</text:p>
      <text:p text:style-name="P1">Bm <text:s text:c="11"/>A <text:s text:c="15"/>E</text:p>
      <text:p text:style-name="P1">You know this space is getting hot.</text:p>
      <text:p text:style-name="P2"/>
      <text:p text:style-name="P1">I told Althea I'm a roving son</text:p>
      <text:p text:style-name="P1">And I was born to be a bachelor</text:p>
      <text:p text:style-name="P1">Althea told me, OK, that's fine</text:p>
      <text:p text:style-name="P1">So now I'm tryin' to catch her</text:p>
      <text:p text:style-name="P1">Can't talk to you without talkin' to me</text:p>
      <text:p text:style-name="P1">We're guilty of the same old thing</text:p>
      <text:p text:style-name="P1">Thinkin' a lot about less and less</text:p>
      <text:p text:style-name="P4"><text:span text:style-name="T1">And forgetting the love we b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14:36:17</meta:creation-date>
    <meta:document-statistic meta:table-count="0" meta:image-count="0" meta:object-count="0" meta:page-count="1" meta:paragraph-count="52" meta:word-count="301" meta:character-count="1749" meta:non-whitespace-character-count="1190"/>
    <dc:date>2013-01-12T14:37:16</dc:date>
    <meta:editing-duration>PT59S</meta:editing-duration>
    <meta:editing-cycles>1</meta:editing-cycles>
    <meta:generator>LibreOffice/3.4$Unix LibreOffice_project/340m1$Build-302</meta:generator>
  </office:meta>
</office:document-meta>
</file>